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NumberLayoutManager.makeAlignmentContex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NumberLayoutManager.PageNumberLayoutManager( PageNumber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NumberLayoutManager.ge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Number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NumberLayoutManager.updateContent( TextArea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NumberLayoutManager.getStringWidth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NumberLayoutManager.getEffectiv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